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S2FTPEntryParser.parseFTPEntry( String entr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OS2FTPEntryParser.OS2FTPEntry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